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3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848cm" svg:height="4.935cm" svg:x="3.031cm" svg:y="3.1cm" svg:viewBox="0 0 3849 4936" svg:d="M1825 4205c668-48 1113-266 1451-533 187-180 600 348 477 481-280 302-626 640-1839 771-1212 131-2169-858-1853-2296s1322-2472 2185-2606 1452 368 1599 824c57 179-540 843-669 513-358-961-1311-694-1784-180-474 513-729 1071-762 1751-33 681 528 1324 1195 1275z">
          <text:p/>
        </draw:path>
        <draw:path draw:style-name="gr2" draw:text-style-name="P1" draw:layer="layout" svg:width="0.903cm" svg:height="0.66cm" draw:transform="skewX (0.00122173047639597) rotate (-2.15652882376419) translate (7.009706971542cm 4.00419549264579cm)" svg:viewBox="0 0 904 661" svg:d="M527 644c137-64 329-219 367-367 35-139-27-185-184-243-156-57-351-32-459-3-277 72-309 187-173 369s313 309 449 244z">
          <text:p/>
        </draw:path>
        <draw:path draw:style-name="gr2" draw:text-style-name="P1" draw:layer="layout" svg:width="0.902cm" svg:height="0.661cm" draw:transform="skewX (0.00122173047639588) rotate (-2.1556561591382) translate (7.09445731859441cm 6.7854624998279cm)" svg:viewBox="0 0 903 662" svg:d="M527 644c137-64 329-219 367-367 35-139-27-185-184-243-155-57-351-32-459-4-276 72-309 187-173 370 136 182 313 309 449 244z">
          <text:p/>
        </draw:path>
        <draw:path draw:style-name="gr3" draw:text-style-name="P1" draw:layer="layout" svg:width="0.957cm" svg:height="1.46cm" draw:transform="rotate (-0.386066830541146) translate (5.8823266321704cm 1.35824197632702cm)" svg:viewBox="0 0 958 1461" svg:d="M957 231c-14 217-426 1087-545 1208-118 121-449-286-409-418 40-133 295-779 310-940s658-67 644 150z">
          <text:p/>
        </draw:path>
        <draw:path draw:style-name="gr2" draw:text-style-name="P1" draw:layer="layout" svg:width="0.903cm" svg:height="0.66cm" draw:transform="skewX (0.00122173047639597) rotate (-2.15652882376419) translate (6.9398736382088cm 1.5451954926457cm)" svg:viewBox="0 0 904 661" svg:d="M527 644c137-64 329-219 367-367 35-139-27-185-184-243-156-57-351-32-459-3-277 72-309 187-173 369s313 309 449 244z">
          <text:p/>
        </draw:path>
        <draw:path draw:style-name="gr2" draw:text-style-name="P1" draw:layer="layout" svg:width="0.835cm" svg:height="0.55cm" draw:transform="skewX (0.00139626340159546) rotate (-2.15705242253979) translate (6.1524725199636cm 2.319024110951cm)" svg:viewBox="0 0 836 551" svg:d="M434 549c171-16 339-143 390-251 50-108-64-201-193-254-131-52-269-66-432 3s-262 183-153 322c109 138 218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2:26:03.314000000</dc:date>
    <meta:editing-duration>PT3M2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